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E54000012BBFE4781E4B2EDB4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48.248cm" fo:min-width="147.998cm"/>
      <style:paragraph-properties style:writing-mode="lr-tb"/>
    </style:style>
    <style:style style:name="gr2" style:family="graphic" style:parent-style-name="standard">
      <style:graphic-properties draw:stroke="solid" svg:stroke-color="#0957c0" draw:fill-color="#ffffff" draw:textarea-horizontal-align="justify" draw:textarea-vertical-align="middle" draw:auto-grow-height="false" fo:min-height="105.82cm" fo:min-width="105.57cm"/>
    </style:style>
    <style:style style:name="gr3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4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89.715cm" fo:min-width="189.4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bitmap" draw:fill-image-name="Bitmap_20_1" style:repeat="stretch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0cm" svg:height="21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50cm" svg:height="150cm" svg:x="30cm" svg:y="3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91.749cm" svg:height="119.999cm" svg:x="56.85cm" svg:y="44.5cm" svg:viewBox="0 0 91750 120000" svg:d="M0 120000c0-40000 0-80000 0-120000 30583 0 61167 0 91750 0 0 40000 0 80000 0 120000-30583 0-61167 0-91750 0z">
          <text:p/>
        </draw:path>
        <draw:custom-shape draw:name="Simple 2" draw:style-name="gr4" draw:text-style-name="P6" draw:layer="layout" svg:width="190cm" svg:height="190cm" svg:x="10cm" svg:y="10cm">
          <text:p text:style-name="P5"><text:span text:style-name="T1">Suomen Bitcoin-yhdistys ry – 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164.767978177069 9375.45011491235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4" draw:text-style-name="P6" draw:layer="layout" svg:width="190cm" svg:height="190cm" svg:x="10cm" svg:y="10cm">
          <text:p text:style-name="P5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70.807523623943 9697.39421050546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E54000012BBFE4781E4B2EDB4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fffff" draw:fill="solid" draw:fill-color="#ffffff"/>
      <style:text-properties style:font-name="Arial1" fo:font-family="Arial" style:font-style-name="Bold" style:font-family-generic="swiss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10cm" fo:page-height="2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1T16:13:46.068864321</dc:date>
    <meta:editing-duration>PT41M26S</meta:editing-duration>
    <meta:editing-cycles>7</meta:editing-cycles>
    <meta:generator>LibreOffice/7.3.7.2$Linux_X86_64 LibreOffice_project/30$Build-2</meta:generator>
    <meta:document-statistic meta:object-count="5"/>
  </office:meta>
</office:document-meta>
</file>